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office:value-type="string">
            <text:p>sysclk</text:p>
          </table:table-cell>
          <table:table-cell office:value-type="float" office:value="168">
            <text:p>168</text:p>
          </table:table-cell>
          <table:table-cell office:value-type="string">
            <text:p>MHz</text:p>
          </table:table-cell>
        </table:table-row>
        <table:table-row table:style-name="ro3">
          <table:table-cell office:value-type="string">
            <text:p>clks_px</text:p>
          </table:table-cell>
          <table:table-cell office:value-type="float" office:value="12">
            <text:p>12</text:p>
          </table:table-cell>
          <table:table-cell/>
        </table:table-row>
        <table:table-row table:style-name="ro3">
          <table:table-cell office:value-type="string">
            <text:p>px_clk</text:p>
          </table:table-cell>
          <table:table-cell table:formula="of:=[.B1]/[.B2]" office:value-type="float" office:value="14">
            <text:p>14</text:p>
          </table:table-cell>
          <table:table-cell office:value-type="string">
            <text:p>MHz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data_clk_div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data_clk</text:p>
          </table:table-cell>
          <table:table-cell table:formula="of:=[.B3]/[.B5]" office:value-type="float" office:value="2">
            <text:p>2</text:p>
          </table:table-cell>
          <table:table-cell office:value-type="string">
            <text:p>MHz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line time</text:p>
          </table:table-cell>
          <table:table-cell office:value-type="float" office:value="52">
            <text:p>52</text:p>
          </table:table-cell>
          <table:table-cell office:value-type="string">
            <text:p>usec</text:p>
          </table:table-cell>
        </table:table-row>
        <table:table-row table:style-name="ro3">
          <table:table-cell office:value-type="string">
            <text:p>bits_line</text:p>
          </table:table-cell>
          <table:table-cell table:formula="of:=INT([.B9]*[.B7])" office:value-type="float" office:value="104">
            <text:p>104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bytes_line</text:p>
          </table:table-cell>
          <table:table-cell table:formula="of:=INT([.B10]/12)" office:value-type="float" office:value="8">
            <text:p>8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num_lines_frame</text:p>
          </table:table-cell>
          <table:table-cell office:value-type="float" office:value="15">
            <text:p>15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bytes_frame</text:p>
          </table:table-cell>
          <table:table-cell table:formula="of:=[.B12]*[.B14]" office:value-type="float" office:value="120">
            <text:p>12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frames_sec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bytes_sec</text:p>
          </table:table-cell>
          <table:table-cell table:formula="of:=[.B16]*[.B18]" office:value-type="float" office:value="6000">
            <text:p>600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baud</text:p>
          </table:table-cell>
          <table:table-cell table:formula="of:=[.B20]*10" office:value-type="float" office:value="60000">
            <text:p>60000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09-08T14:04:26</meta:creation-date>
    <dc:date>2014-10-24T21:05:58</dc:date>
    <dc:creator>Andy </dc:creator>
    <meta:editing-duration>PT2H49M36S</meta:editing-duration>
    <meta:editing-cycles>5</meta:editing-cycles>
    <meta:generator>LibreOffice/3.5$Linux_x86 LibreOffice_project/350m1$Build-2</meta:generator>
    <meta:document-statistic meta:table-count="3" meta:cell-count="30" meta:object-count="0"/>
  </office:meta>
</office:document-meta>
</file>